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63.06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page" style:column-width="22.58mm"/>
    </style:style>
    <style:style style:name="co7" style:family="table-column">
      <style:table-column-properties fo:break-before="auto" style:column-width="53.5mm"/>
    </style:style>
    <style:style style:name="co8" style:family="table-column">
      <style:table-column-properties fo:break-before="auto" style:column-width="25.1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. Roux – 29, Rue des Lilas – 72160 La Chapelle Saint Rémy – <text:a xlink:href="mailto:orl@ammd.net" xlink:type="simple">orl@ammd.net</text:a></text:p>
          </table:table-cell>
          <table:covered-table-cell table:number-columns-repeated="7" table:style-name="Default"/>
          <table:table-cell table:number-columns-repeated="5"/>
        </table:table-row>
        <table:table-row table:style-name="ro2" table:number-rows-repeated="2">
          <table:table-cell table:style-name="Default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é</text:p>
          </table:table-cell>
          <table:table-cell/>
          <table:table-cell office:value-type="string" calcext:value-type="string">
            <text:p>Remarque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rrivée EP Veolia</text:p>
          </table:table-cell>
          <table:table-cell/>
          <table:table-cell office:value-type="string" calcext:value-type="string">
            <text:p>Robinet d’arrêt laiton</text:p>
          </table:table-cell>
          <table:table-cell office:value-type="string" calcext:value-type="string">
            <text:p>Diam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Jonction AEP PEHD / ES P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rrivée Eau récupération</text:p>
          </table:table-cell>
          <table:table-cell/>
          <table:table-cell office:value-type="string" calcext:value-type="string">
            <text:p>Robinet d’arrêt laiton</text:p>
          </table:table-cell>
          <table:table-cell office:value-type="string" calcext:value-type="string">
            <text:p>Diam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optionne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Réducteur laiton</text:p>
          </table:table-cell>
          <table:table-cell office:value-type="string" calcext:value-type="string">
            <text:p>25 /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Eau Froide</text:p>
          </table:table-cell>
          <table:table-cell office:value-type="string" calcext:value-type="string">
            <text:p>Nourrice 6 sorties avec vannes laiton</text:p>
          </table:table-cell>
          <table:table-cell office:value-type="string" calcext:value-type="string">
            <text:p>20/27 – 15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au Chaude</text:p>
          </table:table-cell>
          <table:table-cell office:value-type="string" calcext:value-type="string">
            <text:p>Nourrice 5 sorties avec vannes laiton</text:p>
          </table:table-cell>
          <table:table-cell office:value-type="string" calcext:value-type="string">
            <text:p>20/27 – 15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Bouchon laiton</text:p>
          </table:table-cell>
          <table:table-cell office:value-type="string" calcext:value-type="string">
            <text:p>Diam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hauffage ECS</text:p>
          </table:table-cell>
          <table:table-cell office:value-type="string" calcext:value-type="string">
            <text:p>Eau Froi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20</text:p>
          </table:table-cell>
          <table:table-cell table:formula="of:=[.F16]" office:value-type="string" office:string-value="??" calcext:value-type="string">
            <text:p>??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2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Diam 16</text:p>
          </table:table-cell>
          <table:table-cell table:formula="of:=[.F23]+[.F33]+[.F44]+[.F79]" office:value-type="float" office:value="30.45" calcext:value-type="float">
            <text:p>30,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au Chau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4"/>
          <table:table-cell office:value-type="string" calcext:value-type="string">
            <text:p>Diam 12</text:p>
          </table:table-cell>
          <table:table-cell table:formula="of:=[.F54]+[.F58]+[.F68]" office:value-type="float" office:value="11.55" calcext:value-type="float">
            <text:p>11,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ER Multicouche Rouge</text:p>
          </table:table-cell>
          <table:table-cell office:value-type="string" calcext:value-type="string">
            <text:p>Diam 2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20</text:p>
          </table:table-cell>
          <table:table-cell table:formula="of:=[.F18]" office:value-type="string" office:string-value="??" calcext:value-type="string">
            <text:p>??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vacuation</text:p>
          </table:table-cell>
          <table:table-cell office:value-type="string" calcext:value-type="string">
            <text:p>Tube PVC</text:p>
          </table:table-cell>
          <table:table-cell office:value-type="string" calcext:value-type="string">
            <text:p>Diam 3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éducteur PVC</text:p>
          </table:table-cell>
          <table:table-cell office:value-type="string" calcext:value-type="string">
            <text:p>100 / 40 / 32 /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commun avec lave-linge et VMC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 calcext:value-type="string">
            <text:p>Diam 16</text:p>
          </table:table-cell>
          <table:table-cell table:formula="of:=[.F25]+[.F35]+[.F46]+[.F81]" office:value-type="float" office:value="30.45" calcext:value-type="float">
            <text:p>30,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ier cuisine</text:p>
          </table:table-cell>
          <table:table-cell office:value-type="string" calcext:value-type="string">
            <text:p>Eau Froi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4"/>
          <table:table-cell office:value-type="string" calcext:value-type="string">
            <text:p>Diam 12</text:p>
          </table:table-cell>
          <table:table-cell table:formula="of:=[.F60]+[.F70]" office:value-type="float" office:value="8.36" calcext:value-type="float">
            <text:p>8,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Raccord laiton à sertir</text:p>
          </table:table-cell>
          <table:table-cell office:value-type="string" calcext:value-type="string">
            <text:p>Diam 20</text:p>
          </table:table-cell>
          <table:table-cell table:formula="of:=[.F15]+[.F17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au Chau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4"/>
          <table:table-cell office:value-type="string" calcext:value-type="string">
            <text:p>Diam 16</text:p>
          </table:table-cell>
          <table:table-cell table:formula="of:=[.F22]+[.F24]+[.F32]+[.F34]+[.F43]+[.F45]+[.F78]+[.F80]"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ER Multicouche Rouge</text:p>
          </table:table-cell>
          <table:table-cell office:value-type="string" calcext:value-type="string">
            <text:p>Diam 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Diam 12</text:p>
          </table:table-cell>
          <table:table-cell table:formula="of:=[.F53]+[.F57]+[.F59]+[.F67]+[.F69]"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vacuation</text:p>
          </table:table-cell>
          <table:table-cell office:value-type="string" calcext:value-type="string">
            <text:p>Tube PVC</text:p>
          </table:table-cell>
          <table:table-cell office:value-type="string" calcext:value-type="string">
            <text:p>Diam 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Robinet d’arrêt laiton</text:p>
          </table:table-cell>
          <table:table-cell office:value-type="string" calcext:value-type="string">
            <text:p>Diam 25</text:p>
          </table:table-cell>
          <table:table-cell table:formula="of:=[.F6]+[.F7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ph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3"/>
          <table:table-cell office:value-type="string" calcext:value-type="string">
            <text:p>Réducteur laiton</text:p>
          </table:table-cell>
          <table:table-cell office:value-type="string" calcext:value-type="string">
            <text:p>25 / 20</text:p>
          </table:table-cell>
          <table:table-cell table:formula="of:=[.F8]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éducteur PVC</text:p>
          </table:table-cell>
          <table:table-cell office:value-type="string" calcext:value-type="string">
            <text:p>100 /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commun avec lave-vaisselle</text:p>
          </table:table-cell>
          <table:table-cell table:number-columns-repeated="2"/>
          <table:table-cell office:value-type="string" calcext:value-type="string">
            <text:p>Nourrice 6 sorties avec vannes</text:p>
          </table:table-cell>
          <table:table-cell office:value-type="string" calcext:value-type="string">
            <text:p>20/27 – 15/21</text:p>
          </table:table-cell>
          <table:table-cell table:formula="of:=[.F11]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é PVC 90°</text:p>
          </table:table-cell>
          <table:table-cell office:value-type="string" calcext:value-type="string">
            <text:p>Diam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3"/>
          <table:table-cell office:value-type="string" calcext:value-type="string">
            <text:p>Nourrice 5 sorties avec vannes</text:p>
          </table:table-cell>
          <table:table-cell office:value-type="string" calcext:value-type="string">
            <text:p>20/27 – 15/21</text:p>
          </table:table-cell>
          <table:table-cell table:formula="of:=[.F12]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ude 90°</text:p>
          </table:table-cell>
          <table:table-cell office:value-type="string" calcext:value-type="string">
            <text:p>Diam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string" calcext:value-type="string">
            <text:p>Bouchon laiton</text:p>
          </table:table-cell>
          <table:table-cell office:value-type="string" calcext:value-type="string">
            <text:p>Diam 20</text:p>
          </table:table-cell>
          <table:table-cell table:formula="of:=[.F1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ve-vaisselle</text:p>
          </table:table-cell>
          <table:table-cell office:value-type="string" calcext:value-type="string">
            <text:p>Eau Froi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Tube PVC</text:p>
          </table:table-cell>
          <table:table-cell office:value-type="string" calcext:value-type="string">
            <text:p>Diam 6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au Chau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optionnel</text:p>
          </table:table-cell>
          <table:table-cell table:number-columns-repeated="3"/>
          <table:table-cell office:value-type="string" calcext:value-type="string">
            <text:p>Diam 4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ER Multicouche Rouge</text:p>
          </table:table-cell>
          <table:table-cell office:value-type="string" calcext:value-type="string">
            <text:p>Diam 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ptionnel</text:p>
          </table:table-cell>
          <table:table-cell table:number-columns-repeated="3"/>
          <table:table-cell office:value-type="string" calcext:value-type="string">
            <text:p>Diam 3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Vanne laiton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3"/>
          <table:table-cell office:value-type="string" calcext:value-type="string">
            <text:p>Té 90°</text:p>
          </table:table-cell>
          <table:table-cell office:value-type="string" calcext:value-type="string">
            <text:p>Diam 4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vacuation</text:p>
          </table:table-cell>
          <table:table-cell office:value-type="string" calcext:value-type="string">
            <text:p>Tube PVC</text:p>
          </table:table-cell>
          <table:table-cell office:value-type="string" calcext:value-type="string">
            <text:p>Diam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Diam 3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iph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éducteur PVC</text:p>
          </table:table-cell>
          <table:table-cell office:value-type="string" calcext:value-type="string">
            <text:p>100 / 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commun avec évier cuisine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Té PVC 90°</text:p>
          </table:table-cell>
          <table:table-cell office:value-type="string" calcext:value-type="string">
            <text:p>Diam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oude 90°</text:p>
          </table:table-cell>
          <table:table-cell office:value-type="string" calcext:value-type="string">
            <text:p>Diam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ve-linge</text:p>
          </table:table-cell>
          <table:table-cell office:value-type="string" calcext:value-type="string">
            <text:p>Eau Froi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16</text:p>
          </table:table-cell>
          <table:table-cell table:formula="of:=(1.3+1.2)*1.1" office:value-type="float" office:value="2.75" calcext:value-type="float">
            <text:p>2,75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au Chau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optionne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PER Multicouche Rouge</text:p>
          </table:table-cell>
          <table:table-cell office:value-type="string" calcext:value-type="string">
            <text:p>Diam 16</text:p>
          </table:table-cell>
          <table:table-cell table:formula="of:=(1.3+1.2)*1.1" office:value-type="float" office:value="2.75" calcext:value-type="float">
            <text:p>2,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ptionne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Vanne laiton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vacuation</text:p>
          </table:table-cell>
          <table:table-cell office:value-type="string" calcext:value-type="string">
            <text:p>Tube PVC</text:p>
          </table:table-cell>
          <table:table-cell office:value-type="string" calcext:value-type="string">
            <text:p>Diam 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iph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éducteur PVC</text:p>
          </table:table-cell>
          <table:table-cell office:value-type="string" calcext:value-type="string">
            <text:p>100 / 40 / 32 / 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commun avec VMC et chauffe-eau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oude 90°</text:p>
          </table:table-cell>
          <table:table-cell office:value-type="string" calcext:value-type="string">
            <text:p>Diam 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ilettes</text:p>
          </table:table-cell>
          <table:table-cell office:value-type="string" calcext:value-type="string">
            <text:p>Eau Froi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12</text:p>
          </table:table-cell>
          <table:table-cell table:formula="of:=(1.9+1)*1.1" office:value-type="float" office:value="3.19" calcext:value-type="float">
            <text:p>3,19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Vanne laiton</text:p>
          </table:table-cell>
          <table:table-cell office:value-type="string" calcext:value-type="string">
            <text:p>Diam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vier 1 SdB</text:p>
          </table:table-cell>
          <table:table-cell office:value-type="string" calcext:value-type="string">
            <text:p>Eau Froi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12</text:p>
          </table:table-cell>
          <table:table-cell table:formula="of:=(2.8+1)*1.1" office:value-type="float" office:value="4.18" calcext:value-type="float">
            <text:p>4,18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au Chau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Rouge</text:p>
          </table:table-cell>
          <table:table-cell office:value-type="string" calcext:value-type="string">
            <text:p>Diam 12</text:p>
          </table:table-cell>
          <table:table-cell table:formula="of:=(2.8+1)*1.1" office:value-type="float" office:value="4.18" calcext:value-type="float">
            <text:p>4,18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vacuation</text:p>
          </table:table-cell>
          <table:table-cell office:value-type="string" calcext:value-type="string">
            <text:p>Tube PVC</text:p>
          </table:table-cell>
          <table:table-cell office:value-type="string" calcext:value-type="string">
            <text:p>Diam 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iph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éducteur PVC</text:p>
          </table:table-cell>
          <table:table-cell office:value-type="string" calcext:value-type="string">
            <text:p>100 /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commun avec autre évier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Té PVC 90°</text:p>
          </table:table-cell>
          <table:table-cell office:value-type="string" calcext:value-type="string">
            <text:p>Diam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oude 90°</text:p>
          </table:table-cell>
          <table:table-cell office:value-type="string" calcext:value-type="string">
            <text:p>Diam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vier 2 SdB</text:p>
          </table:table-cell>
          <table:table-cell office:value-type="string" calcext:value-type="string">
            <text:p>Eau Froi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12</text:p>
          </table:table-cell>
          <table:table-cell table:formula="of:=(2.8+1)*1.1" office:value-type="float" office:value="4.18" calcext:value-type="float">
            <text:p>4,18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au Chau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Rouge</text:p>
          </table:table-cell>
          <table:table-cell office:value-type="string" calcext:value-type="string">
            <text:p>Diam 12</text:p>
          </table:table-cell>
          <table:table-cell table:formula="of:=(2.8+1)*1.1" office:value-type="float" office:value="4.18" calcext:value-type="float">
            <text:p>4,18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Rouge</text:p>
          </table:table-cell>
          <table:table-cell office:value-type="string" calcext:value-type="string">
            <text:p>Diam 12</text:p>
          </table:table-cell>
          <table:table-cell table:formula="of:=(2.8+1)*1.1" office:value-type="float" office:value="4.18" calcext:value-type="float">
            <text:p>4,18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vacuation</text:p>
          </table:table-cell>
          <table:table-cell office:value-type="string" calcext:value-type="string">
            <text:p>Tube PVC</text:p>
          </table:table-cell>
          <table:table-cell office:value-type="string" calcext:value-type="string">
            <text:p>Diam 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iph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éducteur PVC</text:p>
          </table:table-cell>
          <table:table-cell office:value-type="string" calcext:value-type="string">
            <text:p>100 / 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commun avec autre évier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Té PVC 90°</text:p>
          </table:table-cell>
          <table:table-cell office:value-type="string" calcext:value-type="string">
            <text:p>Diam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oude 90°</text:p>
          </table:table-cell>
          <table:table-cell office:value-type="string" calcext:value-type="string">
            <text:p>Diam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uche</text:p>
          </table:table-cell>
          <table:table-cell office:value-type="string" calcext:value-type="string">
            <text:p>Eau Froi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Bleu</text:p>
          </table:table-cell>
          <table:table-cell office:value-type="string" calcext:value-type="string">
            <text:p>Diam 16</text:p>
          </table:table-cell>
          <table:table-cell table:formula="of:=(5+2)*1.1" office:value-type="float" office:value="7.7" calcext:value-type="float">
            <text:p>7,7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au Chaude</text:p>
          </table:table-cell>
          <table:table-cell office:value-type="string" calcext:value-type="string">
            <text:p>Raccord laiton à sertir</text:p>
          </table:table-cell>
          <table:table-cell office:value-type="string" calcext:value-type="string">
            <text:p>Diam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ER Multicouche Rouge</text:p>
          </table:table-cell>
          <table:table-cell office:value-type="string" calcext:value-type="string">
            <text:p>Diam 16</text:p>
          </table:table-cell>
          <table:table-cell table:formula="of:=(5+2)*1.1" office:value-type="float" office:value="7.7" calcext:value-type="float">
            <text:p>7,7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vacuation</text:p>
          </table:table-cell>
          <table:table-cell office:value-type="string" calcext:value-type="string">
            <text:p>Tube PVC</text:p>
          </table:table-cell>
          <table:table-cell office:value-type="string" calcext:value-type="string">
            <text:p>Diam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iph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éducteur PVC</text:p>
          </table:table-cell>
          <table:table-cell office:value-type="string" calcext:value-type="string">
            <text:p>100 /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Bon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oude 90°</text:p>
          </table:table-cell>
          <table:table-cell office:value-type="string" calcext:value-type="string">
            <text:p>Diam 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é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MC</text:p>
          </table:table-cell>
          <table:table-cell office:value-type="string" calcext:value-type="string">
            <text:p>Evacuation</text:p>
          </table:table-cell>
          <table:table-cell office:value-type="string" calcext:value-type="string">
            <text:p>Tube PVC</text:p>
          </table:table-cell>
          <table:table-cell office:value-type="string" calcext:value-type="string">
            <text:p>Diam 3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Réducteur PVC</text:p>
          </table:table-cell>
          <table:table-cell office:value-type="string" calcext:value-type="string">
            <text:p>100 / 40 / 32 / 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mun avec lave-linge et chauffe-eau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oude 90°</text:p>
          </table:table-cell>
          <table:table-cell office:value-type="string" calcext:value-type="string">
            <text:p>Diam 3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7:25:29.624798468</meta:creation-date>
    <meta:generator>LibreOffice/5.2.6.2$Linux_X86_64 LibreOffice_project/20m0$Build-2</meta:generator>
    <dc:date>2017-04-17T08:30:37.565439919</dc:date>
    <meta:editing-duration>P1DT1H3M38S</meta:editing-duration>
    <meta:editing-cycles>117</meta:editing-cycles>
    <meta:document-statistic meta:table-count="1" meta:cell-count="397" meta:object-count="0"/>
  </office:meta>
</office:document-meta>
</file>